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20pt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esus, Meu Primeiro Amor </text:p>
      <text:p text:style-name="P2"/>
      <text:p text:style-name="Standard">Intro: G Em <text:s/>D </text:p>
      <text:p text:style-name="Standard"/>
      <text:p text:style-name="Standard">D </text:p>
      <text:p text:style-name="Standard">Abre os meus ouvidos eu quero ouvir </text:p>
      <text:p text:style-name="Standard">G </text:p>
      <text:p text:style-name="Standard">Abre os meus olhos eu quero ver </text:p>
      <text:p text:style-name="Standard">D </text:p>
      <text:p text:style-name="Standard">Abre o meu coração quero sentir </text:p>
      <text:p text:style-name="Standard"><text:s text:c="11"/>A <text:s text:c="2"/>Em <text:s text:c="10"/>D </text:p>
      <text:p text:style-name="Standard">Teu grande amor oh oh oh <text:s text:c="2"/>Teu grande amor </text:p>
      <text:p text:style-name="Standard"/>
      <text:p text:style-name="Standard"><text:s text:c="17"/>G <text:s text:c="9"/>Em </text:p>
      <text:p text:style-name="Standard">Eu quero me apaixonar outra vez </text:p>
      <text:p text:style-name="Standard"><text:s text:c="17"/>D </text:p>
      <text:p text:style-name="Standard">Eu quero me desperar outra vez </text:p>
      <text:p text:style-name="Standard"><text:s text:c="19"/>G <text:s text:c="7"/>Em </text:p>
      <text:p text:style-name="Standard">Eu quero perder o sono outra vez </text:p>
      <text:p text:style-name="Standard"><text:s text:c="15"/>A4 <text:s text:c="5"/>A </text:p>
      <text:p text:style-name="Standard">Queimando de amor por Ti </text:p>
      <text:p text:style-name="Standard"/>
      <text:p text:style-name="Standard"><text:s text:c="9"/>Bm <text:s text:c="11"/>G <text:s text:c="4"/>D <text:s text:c="6"/>A </text:p>
      <text:p text:style-name="Standard">Eu tenho sede, eu tenho fome, fome de Ti (2x) </text:p>
      <text:p text:style-name="Standard"><text:s text:c="5"/>Bm <text:s text:c="20"/>G </text:p>
      <text:p text:style-name="Standard">Cobre-me com Teu calor, com Teu amor </text:p>
      <text:p text:style-name="Standard"><text:s text:c="2"/>D <text:s text:c="9"/>A </text:p>
      <text:p text:style-name="Standard">Revela-te a mim </text:p>
      <text:p text:style-name="Standard"><text:s text:c="9"/>Bm <text:s text:c="10"/>G <text:s text:c="6"/>A <text:s text:c="4"/>D </text:p>
      <text:p text:style-name="Standard">Eu tenho sede, eu tenho fome, fome de Ti </text:p>
      <text:p text:style-name="Standard"/>
      <text:p text:style-name="Standard">D </text:p>
      <text:p text:style-name="Standard">Venham todos que querem vida </text:p>
      <text:p text:style-name="Standard"/>
      <text:p text:style-name="Standard">Têm sede de água viva e quer andar na luz </text:p>
      <text:p text:style-name="Standard">( G <text:s/>D <text:s/>G <text:s/>D 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o Vieira</meta:initial-creator>
    <meta:creation-date>2016-08-04T15:10:51</meta:creation-date>
    <dc:date>2016-08-04T15:13:04</dc:date>
    <dc:creator>Mauro Vieira</dc:creator>
    <meta:editing-duration>PT2M1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137" meta:character-count="796" meta:non-whitespace-character-count="446"/>
  </office:meta>
</office:document-meta>
</file>